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DejaVu Sans" svg:font-family="'DejaVu Sans'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0mm" table:align="margins"/>
    </style:style>
    <style:style style:name="Tabelle1.A" style:family="table-column">
      <style:table-column-properties style:column-width="68mm" style:rel-column-width="26212*"/>
    </style:style>
    <style:style style:name="Tabelle1.B" style:family="table-column">
      <style:table-column-properties style:column-width="51.01mm" style:rel-column-width="19664*"/>
    </style:style>
    <style:style style:name="Tabelle1.C" style:family="table-column">
      <style:table-column-properties style:column-width="50.99mm" style:rel-column-width="19659*"/>
    </style:style>
    <style:style style:name="Tabelle1.A1" style:family="table-cell">
      <style:table-cell-properties fo:padding="0.97mm" fo:border="none"/>
    </style:style>
    <style:style style:name="Tabelle2" style:family="table">
      <style:table-properties style:width="170mm" table:align="margins"/>
    </style:style>
    <style:style style:name="Tabelle2.A" style:family="table-column">
      <style:table-column-properties style:column-width="68mm" style:rel-column-width="26212*"/>
    </style:style>
    <style:style style:name="Tabelle2.B" style:family="table-column">
      <style:table-column-properties style:column-width="51.01mm" style:rel-column-width="19664*"/>
    </style:style>
    <style:style style:name="Tabelle2.C" style:family="table-column">
      <style:table-column-properties style:column-width="50.99mm" style:rel-column-width="19659*"/>
    </style:style>
    <style:style style:name="Tabelle2.A1" style:family="table-cell">
      <style:table-cell-properties fo:padding="0.97mm" fo:border="none"/>
    </style:style>
    <style:style style:name="Tabelle3" style:family="table">
      <style:table-properties style:width="170mm" table:align="margins"/>
    </style:style>
    <style:style style:name="Tabelle3.A" style:family="table-column">
      <style:table-column-properties style:column-width="56.67mm" style:rel-column-width="21845*"/>
    </style:style>
    <style:style style:name="Tabelle3.A1" style:family="table-cell">
      <style:table-cell-properties fo:padding="0.97m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 style:master-page-name="">
      <style:paragraph-properties style:page-number="auto" fo:padding="0mm" fo:border-left="none" fo:border-right="none" fo:border-top="none" fo:border-bottom="0.06pt solid #000000" style:shadow="none"/>
      <style:text-properties fo:font-variant="small-caps" style:font-name="Arial" fo:font-weight="bold" style:font-weight-asian="bold" style:font-weight-complex="bold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text-properties style:font-name="Arial" text:display="none"/>
    </style:style>
    <style:style style:name="P8" style:family="paragraph" style:parent-style-name="Table_20_Contents">
      <style:text-properties style:font-name="Arial" fo:font-weight="bold" style:font-weight-asian="bold" style:font-weight-complex="bold"/>
    </style:style>
    <style:style style:name="P9" style:family="paragraph" style:parent-style-name="Standard">
      <style:text-properties style:font-name="Arial" officeooo:paragraph-rsid="0003e253"/>
    </style:style>
    <style:style style:name="P10" style:family="paragraph">
      <style:paragraph-properties style:text-autospace="none"/>
    </style:style>
    <style:style style:name="P11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3.19mm" fo:margin-right="3.19mm" style:wrap="run-through" style:number-wrapped-paragraphs="no-limit" style:vertical-pos="from-top" style:vertical-rel="paragraph" style:horizontal-pos="from-left" style:horizontal-rel="paragraph" fo:background-color="#ffffff" style:background-transparency="0%" fo:padding="0mm" fo:border="none" style:shadow="none" draw:shadow-opacity="100%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>
      <text:tracked-changes text:track-changes="false">
        <text:changed-region xml:id="ct162276000" text:id="ct162276000">
          <text:insertion>
            <office:change-info>
              <dc:creator>Luc Saffre</dc:creator>
              <dc:date>2011-11-18T08:20:00</dc:date>
            </office:change-info>
          </text:insertion>
        </text:changed-region>
        <text:changed-region xml:id="ct162248968" text:id="ct162248968">
          <text:insertion>
            <office:change-info>
              <dc:creator>Luc Saffre</dc:creator>
              <dc:date>2011-11-18T08:35:00</dc:date>
            </office:change-info>
          </text:insertion>
        </text:changed-region>
        <text:changed-region xml:id="ct163479144" text:id="ct163479144">
          <text:insertion>
            <office:change-info>
              <dc:creator>Luc Saffre</dc:creator>
              <dc:date>2011-11-18T08:35:00</dc:date>
            </office:change-info>
          </text:insertion>
        </text:changed-region>
        <text:changed-region xml:id="ct162248728" text:id="ct162248728">
          <text:insertion>
            <office:change-info>
              <dc:creator>Luc Saffre</dc:creator>
              <dc:date>2011-11-18T08:35:00</dc:date>
            </office:change-info>
          </text:insertion>
        </text:changed-region>
        <text:changed-region xml:id="ct163473368" text:id="ct163473368">
          <text:insertion>
            <office:change-info>
              <dc:creator>Luc Saffre</dc:creator>
              <dc:date>2011-06-15T21:02:00</dc:date>
            </office:change-info>
          </text:insertion>
        </text:changed-region>
        <text:changed-region xml:id="ct163473560" text:id="ct163473560">
          <text:insertion>
            <office:change-info>
              <dc:creator>Luc Saffre</dc:creator>
              <dc:date>2011-06-15T21:03:00</dc:date>
            </office:change-info>
          </text:insertion>
        </text:changed-region>
        <text:changed-region xml:id="ct163473464" text:id="ct163473464">
          <text:insertion>
            <office:change-info>
              <dc:creator>Luc Saffre</dc:creator>
              <dc:date>2011-06-15T21:04:00</dc:date>
            </office:change-info>
          </text:insertion>
        </text:changed-region>
        <text:changed-region xml:id="ct163504024" text:id="ct163504024">
          <text:insertion>
            <office:change-info>
              <dc:creator>Gerd Xhonneux</dc:creator>
              <dc:date>2011-01-11T08:51:00</dc:date>
            </office:change-info>
          </text:insertion>
        </text:changed-region>
        <text:changed-region xml:id="ct163471936" text:id="ct163471936">
          <text:insertion>
            <office:change-info>
              <dc:creator>Gerd Xhonneux</dc:creator>
              <dc:date>2011-01-11T08:51:00</dc:date>
            </office:change-info>
          </text:insertion>
        </text:changed-region>
        <text:changed-region xml:id="ct163483616" text:id="ct163483616">
          <text:insertion>
            <office:change-info>
              <dc:creator>Gerd Xhonneux</dc:creator>
              <dc:date>2011-01-11T08:52:00</dc:date>
            </office:change-info>
          </text:insertion>
        </text:changed-region>
        <text:changed-region xml:id="ct163483712" text:id="ct163483712">
          <text:insertion>
            <office:change-info>
              <dc:creator>Gerd Xhonneux</dc:creator>
              <dc:date>2011-01-11T08:52:00</dc:date>
            </office:change-info>
          </text:insertion>
        </text:changed-region>
        <text:changed-region xml:id="ct163484672" text:id="ct163484672">
          <text:insertion>
            <office:change-info>
              <dc:creator>Luc Saffre</dc:creator>
              <dc:date>2011-06-15T21:06:00</dc:date>
            </office:change-info>
          </text:insertion>
        </text:changed-region>
        <text:changed-region xml:id="ct163484056" text:id="ct163484056">
          <text:insertion>
            <office:change-info>
              <dc:creator>Luc Saffre</dc:creator>
              <dc:date>2011-06-15T21:06:00</dc:date>
            </office:change-info>
          </text:insertion>
        </text:changed-region>
        <text:changed-region xml:id="ct163484544" text:id="ct163484544">
          <text:insertion>
            <office:change-info>
              <dc:creator>Gerd Xhonneux</dc:creator>
              <dc:date>2011-01-11T08:52:00</dc:date>
            </office:change-info>
          </text:insertion>
        </text:changed-region>
        <text:changed-region xml:id="ct157756184" text:id="ct157756184">
          <text:insertion>
            <office:change-info>
              <dc:creator>Gerd Xhonneux</dc:creator>
              <dc:date>2011-01-11T08:52:00</dc:date>
            </office:change-info>
          </text:insertion>
        </text:changed-region>
        <text:changed-region xml:id="ct163511896" text:id="ct163511896">
          <text:insertion>
            <office:change-info>
              <dc:creator>Gerd Xhonneux</dc:creator>
              <dc:date>2011-01-11T08:53:00</dc:date>
            </office:change-info>
          </text:insertion>
        </text:changed-region>
        <text:changed-region xml:id="ct157754528" text:id="ct157754528">
          <text:insertion>
            <office:change-info>
              <dc:creator>Gerd Xhonneux</dc:creator>
              <dc:date>2011-01-11T08:57:00</dc:date>
            </office:change-info>
          </text:insertion>
        </text:changed-region>
        <text:changed-region xml:id="ct163508920" text:id="ct163508920">
          <text:insertion>
            <office:change-info>
              <dc:creator>Luc Saffre</dc:creator>
              <dc:date>2011-06-22T18:24:00</dc:date>
            </office:change-info>
          </text:insertion>
        </text:changed-region>
        <text:changed-region xml:id="ct163480656" text:id="ct163480656">
          <text:insertion>
            <office:change-info>
              <dc:creator>Gerd Xhonneux</dc:creator>
              <dc:date>2011-02-18T09:34:00</dc:date>
            </office:change-info>
          </text:insertion>
        </text:changed-region>
        <text:changed-region xml:id="ct162253768" text:id="ct162253768">
          <text:insertion>
            <office:change-info>
              <dc:creator>Gerd Xhonneux</dc:creator>
              <dc:date>2011-02-18T09:35:00</dc:date>
            </office:change-info>
          </text:insertion>
        </text:changed-region>
        <text:changed-region xml:id="ct163474704" text:id="ct163474704">
          <text:insertion>
            <office:change-info>
              <dc:creator>Luc Saffre</dc:creator>
              <dc:date>2011-11-18T08:44:00</dc:date>
            </office:change-info>
          </text:insertion>
        </text:changed-region>
        <text:changed-region xml:id="ct157755720" text:id="ct157755720">
          <text:insertion>
            <office:change-info>
              <dc:creator>Luc Saffre</dc:creator>
              <dc:date>2011-11-29T16:45:00</dc:date>
            </office:change-info>
          </text:insertion>
        </text:changed-region>
        <text:changed-region xml:id="ct162254296" text:id="ct162254296">
          <text:insertion>
            <office:change-info>
              <dc:creator>Luc Saffre</dc:creator>
              <dc:date>2011-11-18T08:4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change-start text:change-id="ct162276000"/>self.type<text:change-end text:change-id="ct162276000"/></text:p>
      <text:p text:style-name="P1"/>
      <text:p text:style-name="P1"/>
      <text:p text:style-name="P1"/>
      <text:p text:style-name="P5">Personalien</text:p>
      <text:p text:style-name="P3"><draw:frame draw:style-name="fr1" draw:name="Rahmen1" text:anchor-type="char" svg:x="134.2mm" svg:y="0.3mm" svg:width="36mm" svg:height="47.11mm" draw:z-index="0"><draw:text-box><text:p text:style-name="P4"><office:annotation><dc:creator>Gerd Xhonneux</dc:creator><dc:date>2011-01-07T09:07:35</dc:date><text:p text:style-name="P10"><text:span text:style-name="T2">do text </text:span></text:p><text:p text:style-name="P10"><text:span text:style-name="T2">from document(at=self.owner.get_image_path(),anchor="as-char")</text:span></text:p></office:annotation></text:p></draw:text-box></draw:frame></text:p>
      <text:p text:style-name="P1"><text:conditional-text text:condition="ooow:true" text:string-value-if-true="&quot;self.owner.get_full_name(nominative=True)&quot;" text:string-value-if-false="">self.owner.get_full_name(nominative=True)</text:conditional-text> </text:p>
      <text:p text:style-name="P1"><text:conditional-text text:condition="ooow:true" text:string-value-if-true="&quot;self.owner.street&quot;" text:string-value-if-false="">self.owner.street</text:conditional-text> <text:conditional-text text:condition="ooow:true" text:string-value-if-true="&quot;self.owner.street_no&quot;" text:string-value-if-false="">self.owner.street_no</text:conditional-text> <text:s/><text:conditional-text text:condition="ooow:true" text:string-value-if-true="&quot;self.owner.street_box&quot;" text:string-value-if-false="">self.owner.street_box</text:conditional-text></text:p>
      <text:p text:style-name="P1"><text:conditional-text text:condition="ooow:true" text:string-value-if-true="&quot;self.owner.zip_code&quot;" text:string-value-if-false="">self.owner.zip_code</text:conditional-text><text:conditional-text text:condition="ooow:true" text:string-value-if-true="&quot;self.owner.city&quot;" text:string-value-if-false="">self.owner.city</text:conditional-text> </text:p>
      <text:p text:style-name="P1"/>
      <text:p text:style-name="P9"><office:annotation><dc:creator>Luc Saffre</dc:creator><dc:date>2011-11-18T09:25:52</dc:date><text:p text:style-name="P11"><text:span text:style-name="T3">do text if self.owner.phone</text:span></text:p></office:annotation>Telefon: <text:conditional-text text:condition="ooow:true" text:string-value-if-true="&quot;self.owner.phone&quot;" text:string-value-if-false="">self.owner.phone</text:conditional-text></text:p>
      <text:p text:style-name="P9"><office:annotation><dc:creator>Luc Saffre</dc:creator><dc:date>2011-11-18T09:26:11</dc:date><text:p text:style-name="P11"><text:span text:style-name="T2">do text if self.owner.gsm</text:span></text:p></office:annotation>Handy: <text:conditional-text text:condition="ooow:true" text:string-value-if-true="&quot;self.owner.gsm&quot;" text:string-value-if-false="">self.owner.gsm</text:conditional-text></text:p>
      <text:p text:style-name="P1">E-<office:annotation><dc:creator>Luc Saffre</dc:creator><dc:date>2011-11-18T09:26:21</dc:date><text:p text:style-name="P11"><text:span text:style-name="T2">do text if self.owner.email</text:span></text:p></office:annotation>Mail: <text:conditional-text text:condition="ooow:true" text:string-value-if-true="&quot;self.owner.email&quot;" text:string-value-if-false="">self.owner.email</text:conditional-text></text:p>
      <text:p text:style-name="P1"/>
      <text:p text:style-name="P1">Geboren am <text:conditional-text text:condition="ooow:true" text:string-value-if-true="&quot;fds(self.owner.birth_date)&quot;" text:string-value-if-false="">fds(self.owner.birth_date)</text:conditional-text> in<text:conditional-text text:condition="ooow:true" text:string-value-if-true="&quot;this.owner.birth_place&quot;" text:string-value-if-false="">this.owner.birth_place</text:conditional-text> (<text:conditional-text text:condition="ooow:true" text:string-value-if-true="&quot;this.owner.birth_country&quot;" text:string-value-if-false="">this.owner.birth_country</text:conditional-text>)</text:p>
      <text:p text:style-name="P1"/>
      <text:p text:style-name="P1"><text:change-start text:change-id="ct162248968"/>pp.property<text:change-end text:change-id="ct162248968"/> :<office:annotation><dc:creator>Luc Saffre</dc:creator><dc:date>2011-11-18T08:33:09</dc:date><text:p text:style-name="P11"><text:span text:style-name="T3">do text for pp in list(self.owner.properties_list(6,24,25))</text:span></text:p><text:p text:style-name="P11"><text:span text:style-name="T3"/></text:p></office:annotation><text:change-start text:change-id="ct163479144"/> pp<text:change-end text:change-id="ct163479144"/> <text:change-start text:change-id="ct162248728"/>iif(pp.remark,pp.remark ,"")<text:change-end text:change-id="ct162248728"/></text:p>
      <text:p text:style-name="P1"/>
      <text:p text:style-name="P5">Schulischer Werdegang und Berufliche Ausbildung</text:p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7">Von</text:p>
          </table:table-cell>
          <table:table-cell table:style-name="Tabelle1.A1" office:value-type="string">
            <text:p text:style-name="P7">Was</text:p>
          </table:table-cell>
          <table:table-cell table:style-name="Tabelle1.A1" office:value-type="string">
            <text:p text:style-name="P7">Wo</text:p>
          </table:table-cell>
        </table:table-row>
        <table:table-row>
          <table:table-cell table:style-name="Tabelle1.A1" office:value-type="string">
            <text:p text:style-name="P6"><text:change-start text:change-id="ct163473368"/>dtomy(row.started)<text:change-end text:change-id="ct163473368"/> - <text:change-start text:change-id="ct163473560"/>dtomy(row.stopped)<text:change-end text:change-id="ct163473560"/><text:change-start text:change-id="ct163473464"/><office:annotation><dc:creator>Luc Saffre</dc:creator><dc:date>2011-06-15T21:04:10</dc:date><text:p><text:span text:style-name="T3">do row for row in self.owner.study_set.reverse()</text:span></text:p></office:annotation><text:change-end text:change-id="ct163473464"/></text:p>
          </table:table-cell>
          <table:table-cell table:style-name="Tabelle1.A1" office:value-type="string">
            <text:p text:style-name="P6"><text:change-start text:change-id="ct163504024"/>row.type<text:change-end text:change-id="ct163504024"/> <text:change-start text:change-id="ct163471936"/>row.content<text:change-end text:change-id="ct163471936"/> </text:p>
          </table:table-cell>
          <table:table-cell table:style-name="Tabelle1.A1" office:value-type="string">
            <text:p text:style-name="P6"><text:change-start text:change-id="ct163483616"/>row.school<text:change-end text:change-id="ct163483616"/> <text:change-start text:change-id="ct163483712"/>row.city<text:change-end text:change-id="ct163483712"/> </text:p>
          </table:table-cell>
        </table:table-row>
      </table:table>
      <text:p text:style-name="P1"/>
      <text:p text:style-name="P1"/>
      <text:p text:style-name="P5">Berufliche Erfahrungen</text:p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7">Von</text:p>
          </table:table-cell>
          <table:table-cell table:style-name="Tabelle2.A1" office:value-type="string">
            <text:p text:style-name="P7">Wo</text:p>
          </table:table-cell>
          <table:table-cell table:style-name="Tabelle2.A1" office:value-type="string">
            <text:p text:style-name="P7">Was</text:p>
          </table:table-cell>
        </table:table-row>
        <table:table-row>
          <table:table-cell table:style-name="Tabelle2.A1" office:value-type="string">
            <text:p text:style-name="P6"><text:change-start text:change-id="ct163484672"/>dtomy(row.started)<text:change-end text:change-id="ct163484672"/> - <text:change-start text:change-id="ct163484056"/>dtomy(row.stopped)<text:change-end text:change-id="ct163484056"/></text:p>
          </table:table-cell>
          <table:table-cell table:style-name="Tabelle2.A1" office:value-type="string">
            <text:p text:style-name="P6"><text:change-start text:change-id="ct163484544"/>row.company<text:change-end text:change-id="ct163484544"/> <text:change-start text:change-id="ct157756184"/>row.country<text:change-end text:change-id="ct157756184"/> </text:p>
          </table:table-cell>
          <table:table-cell table:style-name="Tabelle2.A1" office:value-type="string">
            <text:p text:style-name="P6"><text:change-start text:change-id="ct163511896"/>row.title<text:change-end text:change-id="ct163511896"/> <office:annotation><dc:creator>Luc Saffre</dc:creator><dc:date>2011-06-15T21:28:05</dc:date><text:p text:style-name="P11"><text:span text:style-name="T2">do row for row in self.owner.experience_set.reverse()</text:span></text:p></office:annotation></text:p>
          </table:table-cell>
        </table:table-row>
      </table:table>
      <text:p text:style-name="P1"/>
      <text:p text:style-name="P1"/>
      <text:p text:style-name="P5">Sprachkenntnisse</text:p>
      <text:p text:style-name="P1"/>
      <table:table table:name="Tabelle3" table:style-name="Tabelle3">
        <table:table-column table:style-name="Tabelle3.A" table:number-columns-repeated="3"/>
        <table:table-row>
          <table:table-cell table:style-name="Tabelle3.A1" office:value-type="string">
            <text:p text:style-name="P8"/>
          </table:table-cell>
          <table:table-cell table:style-name="Tabelle3.A1" office:value-type="string">
            <text:p text:style-name="P8">Wort</text:p>
          </table:table-cell>
          <table:table-cell table:style-name="Tabelle3.A1" office:value-type="string">
            <text:p text:style-name="P8">Schrift</text:p>
          </table:table-cell>
        </table:table-row>
        <table:table-row>
          <table:table-cell table:style-name="Tabelle3.A1" office:value-type="string">
            <text:p text:style-name="P8"><text:change-start text:change-id="ct157754528"/>row.language<text:change-end text:change-id="ct157754528"/> <text:change-start text:change-id="ct163508920"/><text:span text:style-name="T1">iif(row.native," (Muttersprache)","")</text:span><text:change-end text:change-id="ct163508920"/></text:p>
          </table:table-cell>
          <table:table-cell table:style-name="Tabelle3.A1" office:value-type="string">
            <text:p text:style-name="P6"><text:change-start text:change-id="ct163480656"/>row.spoken<text:change-end text:change-id="ct163480656"/></text:p>
          </table:table-cell>
          <table:table-cell table:style-name="Tabelle3.A1" office:value-type="string">
            <text:p text:style-name="P6"><text:change-start text:change-id="ct162253768"/>row.written<text:change-end text:change-id="ct162253768"/> <office:annotation><dc:creator>Luc Saffre</dc:creator><dc:date>2011-06-22T18:13:21</dc:date><text:p text:style-name="P11"><text:span text:style-name="T2">do row for row in self.owner.languageknowledge_set.all()</text:span></text:p></office:annotation></text:p>
          </table:table-cell>
        </table:table-row>
      </table:table>
      <text:p text:style-name="P1"/>
      <text:p text:style-name="P1"/>
      <text:p text:style-name="P5">Sonstiges</text:p>
      <text:p text:style-name="P1"/>
      <text:p text:style-name="P1"><text:change-start text:change-id="ct163474704"/>pp.property<text:change-end text:change-id="ct163474704"/> :<office:annotation><dc:creator>Luc Saffre</dc:creator><dc:date>2011-11-18T08:33:09</dc:date><text:p text:style-name="P11"><text:span text:style-name="T3">do text for pp in list(self.owner.properties_list(68,35))</text:span></text:p><text:p text:style-name="P11"><text:span text:style-name="T3"/></text:p></office:annotation> <text:change-start text:change-id="ct157755720"/>pp<text:change-end text:change-id="ct157755720"/> <text:change-start text:change-id="ct162254296"/>iif(pp.remark,"("+pp.remark+")" ,"")<text:change-end text:change-id="ct162254296"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DejaVu Sans" svg:font-family="'DejaVu Sans'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d Xhonneux</meta:initial-creator>
    <meta:creation-date>2011-01-06T11:20:55.84</meta:creation-date>
    <dc:date>2014-05-21T05:05:30.797449656</dc:date>
    <dc:creator>Luc Saffre</dc:creator>
    <meta:editing-duration>PT9H8M15S</meta:editing-duration>
    <meta:editing-cycles>75</meta:editing-cycles>
    <meta:generator>LibreOffice/4.2.3.3$Linux_x86 LibreOffice_project/420m0$Build-3</meta:generator>
    <meta:document-statistic meta:table-count="3" meta:image-count="0" meta:object-count="0" meta:page-count="1" meta:paragraph-count="27" meta:word-count="55" meta:character-count="715" meta:non-whitespace-character-count="676"/>
  </office:meta>
</office:document-meta>
</file>